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A simple spreadsheet to play with the toy 3-node exampl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INPUT DATA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d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z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1</text:p>
          </table:table-cell>
          <table:table-cell table:style-name="ce4" table:formula="of:=-(1/3)*5" office:value-type="float" office:value="-1.66666666666667" calcext:value-type="float">
            <text:p>-1.6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table:style-name="ce4" table:formula="of:=(2/3)*5" office:value-type="float" office:value="3.33333333333333" calcext:value-type="float">
            <text:p>3.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</text:p>
          </table:table-cell>
          <table:table-cell table:style-name="ce4" table:formula="of:=-[.B12]" office:value-type="float" office:value="1.66666666666667" calcext:value-type="float">
            <text:p>1.6666666666666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heta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ta2</text:p>
          </table:table-cell>
          <table:table-cell table:style-name="ce4" table:formula="of:=-0.1*[.B12]" office:value-type="float" office:value="0.166666666666667" calcext:value-type="float">
            <text:p>0.16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ta3</text:p>
          </table:table-cell>
          <table:table-cell table:style-name="ce4" table:formula="of:=-0.1*[.B14]" office:value-type="float" office:value="-0.166666666666667" calcext:value-type="float">
            <text:p>-0.166666666666667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>
            <text:p>CALCULATION RESULTS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OBJECTIVE</text:p>
          </table:table-cell>
          <table:table-cell table:formula="of:=50*[.B4]-5*[.B5]-3*[.B6]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low-1</text:p>
          </table:table-cell>
          <table:table-cell table:formula="of:=[.B12]+[.B14]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1</text:p>
          </table:table-cell>
          <table:table-cell table:formula="of:=[.B5]-10*[.B9]" office:value-type="float" office:value="0" calcext:value-type="float">
            <text:p>0</text:p>
          </table:table-cell>
          <table:table-cell office:value-type="string" calcext:value-type="string">
            <text:p>&lt;=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low-2</text:p>
          </table:table-cell>
          <table:table-cell table:formula="of:=[.B6]+[.B12]-[.B13]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2</text:p>
          </table:table-cell>
          <table:table-cell table:formula="of:=[.B6]-5*[.B10]" office:value-type="float" office:value="0" calcext:value-type="float">
            <text:p>0</text:p>
          </table:table-cell>
          <table:table-cell office:value-type="string" calcext:value-type="string">
            <text:p>&lt;=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low-3</text:p>
          </table:table-cell>
          <table:table-cell table:formula="of:=+[.B13]+[.B14]-[.B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-1</text:p>
          </table:table-cell>
          <table:table-cell table:formula="of:=[.B12]-10*[.B16]+10*[.B17]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2</text:p>
          </table:table-cell>
          <table:table-cell table:formula="of:=[.B13]-10*[.B17]+10*[.B18]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3</text:p>
          </table:table-cell>
          <table:table-cell table:formula="of:=[.B14]-10*[.B16]+10*[.B18]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2:36:24.054230500</meta:creation-date>
    <dc:date>2018-09-13T12:50:28.729706525</dc:date>
    <meta:editing-duration>PT14M5S</meta:editing-duration>
    <meta:editing-cycles>4</meta:editing-cycles>
    <meta:generator>LibreOffice/6.0.3.2$Linux_X86_64 LibreOffice_project/00m0$Build-2</meta:generator>
    <meta:document-statistic meta:table-count="1" meta:cell-count="50" meta:object-count="0"/>
  </office:meta>
</office:document-meta>
</file>